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b3e8" officeooo:paragraph-rsid="0002b3e8"/>
    </style:style>
    <style:style style:name="P2" style:family="paragraph" style:parent-style-name="Standard">
      <style:text-properties officeooo:rsid="000442e1" officeooo:paragraph-rsid="000442e1"/>
    </style:style>
    <style:style style:name="P3" style:family="paragraph" style:parent-style-name="Standard" style:list-style-name="L1">
      <style:text-properties officeooo:rsid="0002b3e8" officeooo:paragraph-rsid="0002b3e8"/>
    </style:style>
    <style:style style:name="P4" style:family="paragraph" style:parent-style-name="Standard">
      <style:text-properties officeooo:rsid="000442e1" officeooo:paragraph-rsid="000442e1"/>
    </style:style>
    <style:style style:name="P5" style:family="paragraph" style:parent-style-name="Standard">
      <style:text-properties officeooo:rsid="00081ddd" officeooo:paragraph-rsid="00081ddd"/>
    </style:style>
    <style:style style:name="P6" style:family="paragraph" style:parent-style-name="Standard" style:list-style-name="L2">
      <style:text-properties officeooo:rsid="00081ddd" officeooo:paragraph-rsid="00081ddd"/>
    </style:style>
    <style:style style:name="T1" style:family="text">
      <style:text-properties officeooo:rsid="00081ddd"/>
    </style:style>
    <style:style style:name="T2" style:family="text">
      <style:text-properties officeooo:rsid="0009c7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Fluxo de eventos de cada caso de uso </text:p>
      <text:list xml:id="list6763362289040853927" text:style-name="L1">
        <text:list-item>
          <text:p text:style-name="P3"><text:s/>tabela (modelo de word)</text:p>
        </text:list-item>
        <text:list-item>
          <text:p text:style-name="P3">diagrama de atividades</text:p>
        </text:list-item>
        <text:list-item>
          <text:p text:style-name="P3">itens numerados</text:p>
        </text:list-item>
        <text:list-item>
          <text:p text:style-name="P3">texto colorido(não <text:span text:style-name="T1">recomendável</text:span></text:p>
        </text:list-item>
      </text:list>
      <text:p text:style-name="P1"/>
      <text:p text:style-name="P2">- Diagrama de comunicação <text:span text:style-name="T2">(</text:span>ou de sequencia <text:span text:style-name="T2">)</text:span>com classes de analise</text:p>
      <text:p text:style-name="P2"/>
      <text:p text:style-name="P2"/>
      <text:p text:style-name="P2"/>
      <text:p text:style-name="P2"/>
      <text:p text:style-name="P5">Classe de análise :</text:p>
      <text:p text:style-name="P5"/>
      <text:p text:style-name="P5">Classe de fronteira entre o ator e o caso de uso .</text:p>
      <text:list xml:id="list5402983328741705618" text:style-name="L2">
        <text:list-item>
          <text:p text:style-name="P6">Ator humano – tela </text:p>
        </text:list-item>
        <text:list-item>
          <text:p text:style-name="P6">Ator sistema – Api (ex)</text:p>
        </text:list-item>
      </text:list>
      <text:p text:style-name="P5"/>
      <text:p text:style-name="P5"/>
      <text:p text:style-name="P5"/>
      <text:p text:style-name="P5">Classe de controle:</text:p>
      <text:p text:style-name="P5"/>
      <text:p text:style-name="P5">Representa o centro do caso de uso , onde <text:s/>a lógica é executada <text:s/></text:p>
      <text:p text:style-name="P5"/>
      <text:p text:style-name="P5"/>
      <text:p text:style-name="P5"/>
      <text:p text:style-name="P5">Classe de entidade:</text:p>
      <text:p text:style-name="P5">Dado armazenado pelo sistema (de forma persistente ou não )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9:29:51.493000000</meta:creation-date>
    <dc:date>2016-04-08T19:24:05.154000000</dc:date>
    <meta:editing-duration>P1DT22H59M33S</meta:editing-duration>
    <meta:editing-cycles>3</meta:editing-cycles>
    <meta:generator>LibreOffice/5.1.1.3$Windows_x86 LibreOffice_project/89f508ef3ecebd2cfb8e1def0f0ba9a803b88a6d</meta:generator>
    <meta:document-statistic meta:table-count="0" meta:image-count="0" meta:object-count="0" meta:page-count="1" meta:paragraph-count="14" meta:word-count="89" meta:character-count="474" meta:non-whitespace-character-count="397"/>
  </office:meta>
</office:document-meta>
</file>